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8e09"/>
    </style:style>
    <style:style style:name="P2" style:family="paragraph" style:parent-style-name="Standard">
      <style:text-properties officeooo:paragraph-rsid="001df1c5"/>
    </style:style>
    <style:style style:name="P3" style:family="paragraph" style:parent-style-name="Standard">
      <style:text-properties officeooo:paragraph-rsid="001e93ac"/>
    </style:style>
    <style:style style:name="P4" style:family="paragraph" style:parent-style-name="Standard">
      <style:text-properties officeooo:paragraph-rsid="001f9e4a"/>
    </style:style>
    <style:style style:name="P5" style:family="paragraph" style:parent-style-name="Standard">
      <style:text-properties officeooo:paragraph-rsid="0020942b"/>
    </style:style>
    <style:style style:name="P6" style:family="paragraph" style:parent-style-name="Standard">
      <style:text-properties officeooo:paragraph-rsid="002e224d"/>
    </style:style>
    <style:style style:name="P7" style:family="paragraph" style:parent-style-name="Standard">
      <style:text-properties officeooo:paragraph-rsid="00328150"/>
    </style:style>
    <style:style style:name="P8" style:family="paragraph" style:parent-style-name="Standard">
      <style:text-properties officeooo:paragraph-rsid="00341471"/>
    </style:style>
    <style:style style:name="P9" style:family="paragraph" style:parent-style-name="Standard">
      <style:text-properties officeooo:paragraph-rsid="00392e7f"/>
    </style:style>
    <style:style style:name="P10" style:family="paragraph" style:parent-style-name="Standard">
      <style:text-properties officeooo:paragraph-rsid="0039f8cb"/>
    </style:style>
    <style:style style:name="P11" style:family="paragraph" style:parent-style-name="Standard">
      <style:text-properties officeooo:paragraph-rsid="003eaded"/>
    </style:style>
    <style:style style:name="P12" style:family="paragraph" style:parent-style-name="Standard">
      <style:text-properties officeooo:paragraph-rsid="0045fb69"/>
    </style:style>
    <style:style style:name="P13" style:family="paragraph" style:parent-style-name="Standard">
      <style:text-properties officeooo:paragraph-rsid="0046cac2"/>
    </style:style>
    <style:style style:name="P14" style:family="paragraph" style:parent-style-name="Preformatted_20_Text">
      <style:text-properties officeooo:paragraph-rsid="0039f8cb"/>
    </style:style>
    <style:style style:name="P15" style:family="paragraph" style:parent-style-name="Standard">
      <style:text-properties officeooo:paragraph-rsid="0045fb69"/>
    </style:style>
    <style:style style:name="T1" style:family="text">
      <style:text-properties officeooo:rsid="001b548d"/>
    </style:style>
    <style:style style:name="T2" style:family="text">
      <style:text-properties officeooo:rsid="002c11d0"/>
    </style:style>
    <style:style style:name="T3" style:family="text">
      <style:text-properties officeooo:rsid="0030c388"/>
    </style:style>
    <style:style style:name="T4" style:family="text">
      <style:text-properties officeooo:rsid="0039f8cb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officeooo:rsid="0047e7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iki.debian.org/fr/SourcesList" office:target-frame-name="_blank" xlink:show="new" text:style-name="Internet_20_link" text:visited-style-name="Visited_20_Internet_20_Link">https://wiki.debian.org/fr/SourcesList</text:a></text:p>
      <text:p text:style-name="Standard">python3</text:p>
      <text:p text:style-name="Standard">wget https://www.python.org/ftp/python/3.9.2/Python-3.9.2.tgz</text:p>
      <text:p text:style-name="Standard">ls</text:p>
      <text:p text:style-name="Standard">tar xvf Python-3.9.2.tgz</text:p>
      <text:p text:style-name="Standard">ls</text:p>
      <text:p text:style-name="Standard">cd Python-3.9.2</text:p>
      <text:p text:style-name="Standard">ls</text:p>
      <text:p text:style-name="Standard">./configure</text:p>
      <text:p text:style-name="Standard">make</text:p>
      <text:p text:style-name="Standard">sudo make altinstall</text:p>
      <text:p text:style-name="Standard">python3ls</text:p>
      <text:p text:style-name="Standard">ls</text:p>
      <text:p text:style-name="Standard">cd ..</text:p>
      <text:p text:style-name="Standard">ls</text:p>
      <text:p text:style-name="Standard">sudo rm Python-3.9.2</text:p>
      <text:p text:style-name="Standard">sudo rm -rf Python-3.9.2</text:p>
      <text:p text:style-name="Standard">python3.9 -m venv repago</text:p>
      <text:p text:style-name="Standard">ls</text:p>
      <text:p text:style-name="Standard">source repago/env/bin/activate</text:p>
      <text:p text:style-name="Standard">cd repago</text:p>
      <text:p text:style-name="Standard">ls -la</text:p>
      <text:p text:style-name="Standard">cd ..</text:p>
      <text:p text:style-name="Standard">source repago/bin/activate</text:p>
      <text:p text:style-name="Standard">source repago/bin/deactivate</text:p>
      <text:p text:style-name="Standard">deactivate</text:p>
      <text:p text:style-name="Standard">source repago/bin/activate</text:p>
      <text:p text:style-name="Standard">ls</text:p>
      <text:p text:style-name="Standard">pip install django</text:p>
      <text:p text:style-name="Standard">pip -version</text:p>
      <text:p text:style-name="Standard">pip -v</text:p>
      <text:p text:style-name="Standard">sudo apt install python3.9 -pip</text:p>
      <text:p text:style-name="Standard">sudo apt install python3.9-pip</text:p>
      <text:p text:style-name="Standard">sudo apt install python3-pip</text:p>
      <text:p text:style-name="Standard">pip install django</text:p>
      <text:p text:style-name="Standard">sudo apt install python3-pip</text:p>
      <text:p text:style-name="Standard">sudo apt update</text:p>
      <text:p text:style-name="Standard">sudo apt --fix-missing</text:p>
      <text:p text:style-name="Standard">sudo apt install --fix-missing</text:p>
      <text:p text:style-name="Standard">sudo apt autoremove</text:p>
      <text:p text:style-name="Standard">pip install django</text:p>
      <text:p text:style-name="Standard">sudo apt install python3-pip</text:p>
      <text:p text:style-name="Standard">sudo apt install python3-pip --fix-missing</text:p>
      <text:p text:style-name="Standard">sudo apt update --fix-missing</text:p>
      <text:p text:style-name="Standard">pip install django</text:p>
      <text:p text:style-name="Standard">export GIT_SSL_NO_VERIFY=0</text:p>
      <text:p text:style-name="Standard">pip install django</text:p>
      <text:p text:style-name="Standard">pip install --upgrade pip</text:p>
      <text:p text:style-name="Standard">pip install django</text:p>
      <text:p text:style-name="Standard">pip3 install --upate pip</text:p>
      <text:p text:style-name="Standard">sudo apt install openssl</text:p>
      <text:p text:style-name="Standard">sudo apt-get install python3-pip --fix-missing</text:p>
      <text:p text:style-name="Standard"><text:soft-page-break/>sudo apt-get install python3-pip</text:p>
      <text:p text:style-name="Standard">sudo apt-get install openssl</text:p>
      <text:p text:style-name="Standard">sudo apt-get install libreadline-gplv2-dev libncursesw5-dev libssl-dev libsqlite3-dev tk-dev libgdbm-dev libc6-dev libbz2-dev</text:p>
      <text:p text:style-name="Standard">pip3 install --upgrade pip</text:p>
      <text:p text:style-name="Standard">sudo pip install ssl</text:p>
      <text:p text:style-name="Standard">sudo pip3 install ssl</text:p>
      <text:p text:style-name="Standard">deactivate</text:p>
      <text:p text:style-name="Standard">sudo pip3 install ssl</text:p>
      <text:p text:style-name="Standard">brew uninstall openssl; brew install openssl</text:p>
      <text:p text:style-name="P1">sudo apt remove openssl</text:p>
      <text:p text:style-name="P1">sudo apt-get openssl</text:p>
      <text:p text:style-name="Standard">sudo apt-get install openssl</text:p>
      <text:p text:style-name="Standard">source repago/bin/activate</text:p>
      <text:p text:style-name="Standard">pip install django</text:p>
      <text:p text:style-name="Standard">deactivate</text:p>
      <text:p text:style-name="Standard">sudo apt install python3.9-django</text:p>
      <text:p text:style-name="Standard">sudo apt install python3-django</text:p>
      <text:p text:style-name="Standard">source repago/bin/activate</text:p>
      <text:p text:style-name="Standard">pip install django</text:p>
      <text:p text:style-name="Standard">djangoadmin repago</text:p>
      <text:p text:style-name="Standard">djangoadmin startproject repago</text:p>
      <text:p text:style-name="Standard">django-admin startproject repago</text:p>
      <text:p text:style-name="Standard">deactivate</text:p>
      <text:p text:style-name="Standard">django-admin startproject repago</text:p>
      <text:p text:style-name="Standard">ls</text:p>
      <text:p text:style-name="Standard">cd repago</text:p>
      <text:p text:style-name="Standard">ls</text:p>
      <text:p text:style-name="Standard">cd ..</text:p>
      <text:p text:style-name="Standard">django-admin startproject repago_project</text:p>
      <text:p text:style-name="Standard">cd repago_project</text:p>
      <text:p text:style-name="Standard">ls</text:p>
      <text:p text:style-name="Standard">cd repago_project</text:p>
      <text:p text:style-name="Standard">ls</text:p>
      <text:p text:style-name="Standard">django-admin startproject repago_project</text:p>
      <text:p text:style-name="Standard">ls</text:p>
      <text:p text:style-name="Standard">cd .. / ..</text:p>
      <text:p text:style-name="Standard">cd ..</text:p>
      <text:p text:style-name="Standard">mkdir</text:p>
      <text:p text:style-name="Standard">mkdir env_python</text:p>
      <text:p text:style-name="Standard">cd env_python</text:p>
      <text:p text:style-name="Standard">mkdir repago</text:p>
      <text:p text:style-name="Standard">rm dir</text:p>
      <text:p text:style-name="Standard">rmdir repago</text:p>
      <text:p text:style-name="Standard">python3 -m venv repago</text:p>
      <text:p text:style-name="Standard">sudo apt install python3-venv</text:p>
      <text:p text:style-name="Standard">sudo apt install python3-venv --fix-missing</text:p>
      <text:p text:style-name="Standard">wget http://debian.univ-lorraine.fr/debian/pool/main/p/python3.7/python3.7-venv_3.7.3-2+deb10u2_amd64.deb</text:p>
      <text:p text:style-name="Standard">sudo wget http://debian.univ-lorraine.fr/debian/pool/main/p/python3.7/python3.7-venv_3.7.3-2+deb10u2_amd64.deb</text:p>
      <text:p text:style-name="Standard">sudo apt install python3.7-venv</text:p>
      <text:p text:style-name="Standard"><text:soft-page-break/>sudo apt autoremove</text:p>
      <text:p text:style-name="Standard">sudo apt install python3-venv</text:p>
      <text:p text:style-name="Standard">sudo wget http://debian.univ-lorraine.fr/debian/pool/main/p/python3.7/python3.7-venv_3.7.3-2+deb10u2_amd64.deb</text:p>
      <text:p text:style-name="Standard">sudo nano /etc/sources.list</text:p>
      <text:p text:style-name="Standard">sudo apt update </text:p>
      <text:p text:style-name="Standard">cd /etc</text:p>
      <text:p text:style-name="Standard">ls</text:p>
      <text:p text:style-name="Standard">sudo mv sources.list apt/</text:p>
      <text:p text:style-name="Standard">sudo apt update</text:p>
      <text:p text:style-name="Standard">cd apt</text:p>
      <text:p text:style-name="Standard">ls</text:p>
      <text:p text:style-name="Standard">nano sources.list.d</text:p>
      <text:p text:style-name="Standard">sudo rm -rf sources.list~</text:p>
      <text:p text:style-name="Standard">ls</text:p>
      <text:p text:style-name="Standard">sudo apt update</text:p>
      <text:p text:style-name="Standard">cd ..</text:p>
      <text:p text:style-name="Standard">nano sources.list</text:p>
      <text:p text:style-name="Standard">cd apt</text:p>
      <text:p text:style-name="Standard">nano sources.list</text:p>
      <text:p text:style-name="Standard">sudo nano sources.list</text:p>
      <text:p text:style-name="Standard">sudo apt update</text:p>
      <text:p text:style-name="Standard">sudo nano sources.list</text:p>
      <text:p text:style-name="Standard">sudo apt update</text:p>
      <text:p text:style-name="Standard">sudo nano sources.list</text:p>
      <text:p text:style-name="Standard">sudo apt update</text:p>
      <text:p text:style-name="Standard">sudo apt upgrade</text:p>
      <text:p text:style-name="Standard">sudo apt autoclean</text:p>
      <text:p text:style-name="Standard">sudo apt clean</text:p>
      <text:p text:style-name="Standard">sudo apt upgrade</text:p>
      <text:p text:style-name="Standard">sudo apt dist-upgrade</text:p>
      <text:p text:style-name="Standard">sudo apt autoremove</text:p>
      <text:p text:style-name="Standard">cd</text:p>
      <text:p text:style-name="Standard">ls</text:p>
      <text:p text:style-name="Standard">cd env_python</text:p>
      <text:p text:style-name="Standard">ls</text:p>
      <text:p text:style-name="Standard">cd repago</text:p>
      <text:p text:style-name="Standard">ls</text:p>
      <text:p text:style-name="Standard">source bin/activate</text:p>
      <text:p text:style-name="Standard">cd bin</text:p>
      <text:p text:style-name="Standard">ls</text:p>
      <text:p text:style-name="Standard">cd ../..</text:p>
      <text:p text:style-name="Standard">ls</text:p>
      <text:p text:style-name="Standard">sudo rm -rf repago</text:p>
      <text:p text:style-name="Standard">ls</text:p>
      <text:p text:style-name="Standard">python3.9 -m venv repago</text:p>
      <text:p text:style-name="Standard">ls</text:p>
      <text:p text:style-name="Standard">cd repago</text:p>
      <text:p text:style-name="Standard">ls</text:p>
      <text:p text:style-name="Standard"><text:s/>rm -f repago</text:p>
      <text:p text:style-name="Standard"><text:s/>sudo rm -rf repago</text:p>
      <text:p text:style-name="Standard">sudo rm -rf repago_project</text:p>
      <text:p text:style-name="Standard"><text:soft-page-break/>source ~/env_python/repago/bin/activate</text:p>
      <text:p text:style-name="Standard">pip install django</text:p>
      <text:p text:style-name="Standard">sudo apt install openssl</text:p>
      <text:p text:style-name="Standard">deactivate</text:p>
      <text:p text:style-name="Standard">ls</text:p>
      <text:p text:style-name="Standard">cd Python-3.9.2</text:p>
      <text:p text:style-name="Standard">ls</text:p>
      <text:p text:style-name="Standard">./configure</text:p>
      <text:p text:style-name="Standard">make</text:p>
      <text:p text:style-name="Standard">sudo make altinstall</text:p>
      <text:p text:style-name="Standard">cd ..</text:p>
      <text:p text:style-name="Standard">source ~/env_python/repago/bin/activate</text:p>
      <text:p text:style-name="Standard">pip install django</text:p>
      <text:p text:style-name="Standard">pip install upgrade pip</text:p>
      <text:p text:style-name="Standard">pip install --upgrade pip</text:p>
      <text:p text:style-name="Standard">ls</text:p>
      <text:p text:style-name="Standard">rm -rf *.*</text:p>
      <text:p text:style-name="Standard">ls</text:p>
      <text:p text:style-name="Standard">rm -rf *</text:p>
      <text:p text:style-name="Standard">ls</text:p>
      <text:p text:style-name="Standard">sudo rm -rf .</text:p>
      <text:p text:style-name="Standard">sudo rm -rf *</text:p>
      <text:p text:style-name="Standard">ls</text:p>
      <text:p text:style-name="Standard">django-admin startproject repago_project</text:p>
      <text:p text:style-name="Standard">ls</text:p>
      <text:p text:style-name="Standard">cd repago_project</text:p>
      <text:p text:style-name="Standard">ls</text:p>
      <text:p text:style-name="Standard">git remote add http://git.giesima.fr/repago/repago.git</text:p>
      <text:p text:style-name="Standard">sudo git remote add http://git.giesima.fr/repago/repago.git</text:p>
      <text:p text:style-name="Standard">ls</text:p>
      <text:p text:style-name="Standard">git init</text:p>
      <text:p text:style-name="Standard">git remote add http://git.giesima.fr/repago/repago.git</text:p>
      <text:p text:style-name="Standard">git remote add origin http://git.giesima.fr/repago/repago.git</text:p>
      <text:p text:style-name="Standard">git status</text:p>
      <text:p text:style-name="Standard">git -am "Start project by michael"</text:p>
      <text:p text:style-name="Standard">git add .</text:p>
      <text:p text:style-name="Standard">git commit "Start project by michael"</text:p>
      <text:p text:style-name="Standard">git commit -m "Start project by michael"</text:p>
      <text:p text:style-name="Standard">git push origin master</text:p>
      <text:p text:style-name="Standard">./manage.py runserver</text:p>
      <text:p text:style-name="Standard">history</text:p>
      <text:p text:style-name="Standard"/>
      <text:p text:style-name="Standard">source ~/env_python/repago/bin/activate</text:p>
      <text:p text:style-name="Standard">deactivate</text:p>
      <text:p text:style-name="Standard">sudo apt-get install libncursesw5-dev libgdbm-dev libc6-dev</text:p>
      <text:p text:style-name="Standard">sudo apt-get install zlib1g-dev libsqlite3-dev tk-dev</text:p>
      <text:p text:style-name="Standard">sudo apt-get install libssl-dev openssl</text:p>
      <text:p text:style-name="Standard">sudo apt-get install libffi-dev</text:p>
      <text:p text:style-name="Standard">ls la</text:p>
      <text:p text:style-name="Standard">./configure</text:p>
      <text:p text:style-name="Standard">make</text:p>
      <text:p text:style-name="Standard">sudo make altinstall</text:p>
      <text:p text:style-name="Standard"><text:soft-page-break/>cd repago_project</text:p>
      <text:p text:style-name="Standard">source ~/env_python/repago/bin/activate</text:p>
      <text:p text:style-name="Standard">ls</text:p>
      <text:p text:style-name="Standard">pip install -r requirements.txt</text:p>
      <text:p text:style-name="Standard">sudo apt-get install libffi-dev</text:p>
      <text:p text:style-name="Standard">pip install -r requirements.txt</text:p>
      <text:p text:style-name="Standard">sudo apt update</text:p>
      <text:p text:style-name="Standard">sudo apt upgrade</text:p>
      <text:p text:style-name="Standard">pip install -r requirements.txt</text:p>
      <text:p text:style-name="Standard">sudo apt-get install libffi-dev</text:p>
      <text:p text:style-name="Standard">pip install -r requirements.txt</text:p>
      <text:p text:style-name="Standard">deactivate</text:p>
      <text:p text:style-name="Standard">source ~/env_python/repago/bin/activate</text:p>
      <text:p text:style-name="Standard">pip install -r requirements.txt</text:p>
      <text:p text:style-name="Standard">python -v</text:p>
      <text:p text:style-name="Standard">sudo apt-get install build-essential python3-dev python-setuptools python-pip python-smbus</text:p>
      <text:p text:style-name="Standard">sudo apt-get install build-essential python3-dev python3-setuptools python3-pip python3-smbus</text:p>
      <text:p text:style-name="Standard">pip install -r requirements.txt</text:p>
      <text:p text:style-name="Standard">sudo apt-get dist-upgrade</text:p>
      <text:p text:style-name="Standard">pip install -r requirements.txt</text:p>
      <text:p text:style-name="Standard">./configure</text:p>
      <text:p text:style-name="Standard">deactivate</text:p>
      <text:p text:style-name="Standard">./configure</text:p>
      <text:p text:style-name="Standard">cd ..</text:p>
      <text:p text:style-name="Standard">./configure</text:p>
      <text:p text:style-name="Standard">ls</text:p>
      <text:p text:style-name="Standard">ls la</text:p>
      <text:p text:style-name="Standard">cd ..</text:p>
      <text:p text:style-name="Standard">cd projets</text:p>
      <text:p text:style-name="Standard">cd repago</text:p>
      <text:p text:style-name="Standard">source ~/env_python/repago/bin/activate</text:p>
      <text:p text:style-name="Standard">pip install -r requirements.txt</text:p>
      <text:p text:style-name="Standard">cd projet_repago</text:p>
      <text:p text:style-name="Standard">ls</text:p>
      <text:p text:style-name="Standard">cd repago</text:p>
      <text:p text:style-name="Standard">cd Repago</text:p>
      <text:p text:style-name="Standard">cd projet_repago</text:p>
      <text:p text:style-name="Standard">pip install -r requirements.txt</text:p>
      <text:p text:style-name="Standard">ls</text:p>
      <text:p text:style-name="Standard">cd repago_projet</text:p>
      <text:p text:style-name="Standard">cd repago_project</text:p>
      <text:p text:style-name="Standard">pip install -r requirements.txt</text:p>
      <text:p text:style-name="Standard">pip install --pre -i https://testpypi.python.org/simple psycopg2-binary</text:p>
      <text:p text:style-name="Standard">pip install -r requirements.txt</text:p>
      <text:p text:style-name="Standard">pip install psycopg2-binary</text:p>
      <text:p text:style-name="Standard">pip install -r requirements.txt</text:p>
      <text:p text:style-name="Standard">sudo apt-get install python3-psycopg2</text:p>
      <text:p text:style-name="Standard">pip install -r requirements.txt</text:p>
      <text:p text:style-name="Standard">sudo apt install libpq-dev</text:p>
      <text:p text:style-name="Standard">pip install -r requirements.txt</text:p>
      <text:p text:style-name="Standard">apt full-upgrade</text:p>
      <text:p text:style-name="Standard">sudo apt full-upgrade</text:p>
      <text:p text:style-name="P2"><text:soft-page-break/>sudo apt install postgresql postgresql-client</text:p>
      <text:p text:style-name="Standard">systemctl status postgresql</text:p>
      <text:p text:style-name="P3">sudo su</text:p>
      <text:p text:style-name="P3">su postgres</text:p>
      <text:p text:style-name="P3">exit</text:p>
      <text:p text:style-name="P4">CREATE ROLE franiattem LOGIN SUPERUSER PASSWORD ‘<text:span text:style-name="T1">cctvcctv123’</text:span>;</text:p>
      <text:p text:style-name="P5">exit</text:p>
      <text:p text:style-name="P5">exit</text:p>
      <text:p text:style-name="Standard">touch .env</text:p>
      <text:p text:style-name="P8">nano .env</text:p>
      <text:p text:style-name="P8"><text:span text:style-name="T2">drop</text:span>db repago_db</text:p>
      <text:p text:style-name="Standard">createdb repago_db</text:p>
      <text:p text:style-name="Standard">./manage.py runserver</text:p>
      <text:p text:style-name="Standard">./manage.py migrate</text:p>
      <text:p text:style-name="Standard">./manage.py runserver</text:p>
      <text:p text:style-name="Standard">./manage.py createsuperuser</text:p>
      <text:p text:style-name="Standard">./manage.py runserver</text:p>
      <text:p text:style-name="Standard">./manage.py startapp pricing</text:p>
      <text:p text:style-name="Standard">git status</text:p>
      <text:p text:style-name="Standard">git add pricing/</text:p>
      <text:p text:style-name="Standard">git commit -m "Ajout de l'application pricing"</text:p>
      <text:p text:style-name="Standard">pre-commit install</text:p>
      <text:p text:style-name="Standard">git commit -m "Ajout de l'application pricing"</text:p>
      <text:p text:style-name="Standard">pre-commit run --all-files</text:p>
      <text:p text:style-name="Standard">git status</text:p>
      <text:p text:style-name="Standard">git add pricing/apps.py</text:p>
      <text:p text:style-name="Standard">git commit -m "Correction auto de Apps Flake"</text:p>
      <text:p text:style-name="Standard">git push origin master</text:p>
      <text:p text:style-name="Standard">/usr/bin/python3 /home/franiattem/.vscode/extensions/ms-python.python-2021.3.680753044/pythonFiles/pyvsc-run-isolated.py pip install -U pylint –user</text:p>
      <text:p text:style-name="Standard">./manage.py runserver</text:p>
      <text:p text:style-name="P7">./manage.py makemigrations pricing</text:p>
      <text:p text:style-name="Standard">./manage.py runserver</text:p>
      <text:p text:style-name="P6">./manage.py migrate <text:span text:style-name="T3">pricing</text:span></text:p>
      <text:p text:style-name="Standard">./manage.py insert_price_from_csv</text:p>
      <text:p text:style-name="Standard">./manage.py shell</text:p>
      <text:p text:style-name="Standard">&gt;&gt;&gt; from django.contrib.auth.models import User</text:p>
      <text:p text:style-name="Standard">&gt;&gt;&gt; user=User.objects.create_user('foo', password='bar')</text:p>
      <text:p text:style-name="Standard">&gt;&gt;&gt; user.is_superuser=True</text:p>
      <text:p text:style-name="Standard">&gt;&gt;&gt; user.is_staff=True</text:p>
      <text:p text:style-name="Standard">&gt;&gt;&gt; user.save()</text:p>
      <text:p text:style-name="Standard">&gt;&gt;&gt; exit()</text:p>
      <text:p text:style-name="Standard">sudo python3.9 -m venv repago-client</text:p>
      <text:p text:style-name="Standard">source repago-client/bin/activate</text:p>
      <text:p text:style-name="P9">python</text:p>
      <text:p text:style-name="Standard">cd repago-client</text:p>
      <text:p text:style-name="Standard">python Email_Checker.py</text:p>
      <text:p text:style-name="P11">python <text:span text:style-name="T4">repago-client</text:span>.py</text:p>
      <text:p text:style-name="P11"><text:a xlink:type="simple" xlink:href="https://github.com/microsoft/vscode-python/issues/14327#" text:style-name="Internet_20_link" text:visited-style-name="Visited_20_Internet_20_Link"><text:span text:style-name="T6"/></text:a></text:p>
      <text:p text:style-name="P11"><text:a xlink:type="simple" xlink:href="https://github.com/microsoft/vscode-python/issues/14327#" text:style-name="Internet_20_link" text:visited-style-name="Visited_20_Internet_20_Link"><text:span text:style-name="T6"/></text:a></text:p>
      <text:p text:style-name="P11"><text:a xlink:type="simple" xlink:href="https://github.com/microsoft/vscode-python/issues/14327#" text:style-name="Internet_20_link" text:visited-style-name="Visited_20_Internet_20_Link"><text:span text:style-name="T6"/></text:a></text:p>
      <text:p text:style-name="P11"><text:a xlink:type="simple" xlink:href="https://github.com/microsoft/vscode-python/issues/14327#" text:style-name="Internet_20_link" text:visited-style-name="Visited_20_Internet_20_Link"><text:span text:style-name="T6"/></text:a></text:p>
      <text:p text:style-name="P11"><text:soft-page-break/><text:a xlink:type="simple" xlink:href="https://github.com/microsoft/vscode-python/issues/14327#" text:style-name="Internet_20_link" text:visited-style-name="Visited_20_Internet_20_Link"><text:span text:style-name="T6">ERROR: Can not perform a '--user' install. User site-packages are not visible in this virtualenv</text:span></text:a></text:p>
      <text:p text:style-name="P14"><text:span text:style-name="Source_20_Text"><text:span text:style-name="T5">1. Go to the `pyvenv.cfg` file in the Virtual environment folder</text:span></text:span></text:p>
      <text:p text:style-name="Preformatted_20_Text"><text:span text:style-name="Source_20_Text"><text:span text:style-name="T5">2. Set the `include-system-site-packages` to `true` and save the change</text:span></text:span></text:p>
      <text:p text:style-name="Preformatted_20_Text"><text:span text:style-name="Source_20_Text"><text:span text:style-name="T5">3. Reactivate the virtual environment.</text:span></text:span></text:p>
      <text:p text:style-name="Preformatted_20_Text"><text:span text:style-name="Source_20_Text"/></text:p>
      <text:p text:style-name="P10">source repago-client/bin/activate</text:p>
      <text:p text:style-name="P10">/home/franiattem/Documents/codes/repago/repago_client/repago-client/bin/python3.9 -m pip install --upgrade pip --user</text:p>
      <text:p text:style-name="P10">pip install --upgrade pip</text:p>
      <text:p text:style-name="P10">pip install requests</text:p>
      <text:p text:style-name="P10">python repago-client.py</text:p>
      <text:p text:style-name="P10">cd repago-client</text:p>
      <text:p text:style-name="P10">python repago-client.py</text:p>
      <text:p text:style-name="P10"/>
      <text:p text:style-name="P10">source ~/env_python/repago/bin/activate</text:p>
      <text:p text:style-name="P10">dropdb repago_db</text:p>
      <text:p text:style-name="P10">createdb repago_db</text:p>
      <text:p text:style-name="P10">./manage.py makemigrations</text:p>
      <text:p text:style-name="P10">./manage.py migrate</text:p>
      <text:p text:style-name="P10">./manage.py insert_price_from_csv</text:p>
      <text:p text:style-name="P10">./manage.py createsuperuser</text:p>
      <text:p text:style-name="P10">./manage.py runserver</text:p>
      <text:p text:style-name="P10"/>
      <text:p text:style-name="P10"><text:bookmark text:name="pip-command"/>pip install swagger-spec-validator</text:p>
      <text:p text:style-name="P10"><text:bookmark text:name="pip-command1"/>pip install drf-yasg</text:p>
      <text:p text:style-name="P10"/>
      <text:p text:style-name="P10">apt-get update -qy <text:line-break/>apt-get install -y python3-dev python3-pip <text:line-break/>cd /opt <text:line-break/>source repago_env/bin/activate <text:line-break/>pip install --upgrade pip <text:line-break/>git clone <text:a xlink:type="simple" xlink:href="http://git.giesima.fr/repago/repago.git" text:style-name="Internet_20_link" text:visited-style-name="Visited_20_Internet_20_Link">http://git.giesima.fr/repago/repago.git</text:a> <text:line-break/>cd repago <text:line-break/>pip install -r requirements.txt <text:line-break/>python -m pip install gunicorn <text:line-break/>cp .env.tpl .env <text:line-break/># Créer la base de données Repago et y informer ses credentials dans .env <text:line-break/># Créer un fichier repago_log pour y placer les logs puis connexion avec Graylog <text:line-break/>git checkout 0.1 <text:line-break/>python manage.py makemigrations <text:line-break/>python manage.py migrate <text:line-break/>python manage.py insert_price_from_csv 2021 <text:line-break/>python manage.py insert_product_from_csv 2021 <text:line-break/>python manage.py test pricing.tests <text:line-break/># Une fois les tests passés, connecter à un service le serveur HTTP</text:p>
      <text:p text:style-name="P10"/>
      <text:p text:style-name="P12">source ~/env_python/repago/bin/activate</text:p>
      <text:p text:style-name="P12">dropdb repago_db</text:p>
      <text:p text:style-name="P12">createdb repago_db</text:p>
      <text:p text:style-name="P12">./manage.py makemigrations</text:p>
      <text:p text:style-name="P12">./manage.py migrate</text:p>
      <text:p text:style-name="P12">./manage.py createsuperuser</text:p>
      <text:p text:style-name="P12"><text:soft-page-break/>python manage.py insert_price_from_csv <text:span text:style-name="T7">mai</text:span>2021</text:p>
      <text:p text:style-name="P12">python manage.py insert_product_from_csv <text:span text:style-name="T7">mai</text:span>2021</text:p>
      <text:p text:style-name="P12"><text:span text:style-name="Source_20_Text">python manage.py insert_product_from_csv_by_regime mai2021</text:span></text:p>
      <text:p text:style-name="P12">python manage.py test pricing.tests</text:p>
      <text:p text:style-name="P13">./manage.py runserver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3:40:03.338761886</meta:creation-date>
    <dc:date>2021-05-10T11:25:45.343041889</dc:date>
    <meta:editing-duration>PT8H1M4S</meta:editing-duration>
    <meta:editing-cycles>39</meta:editing-cycles>
    <meta:generator>LibreOffice/6.1.5.2$Linux_X86_64 LibreOffice_project/10$Build-2</meta:generator>
    <meta:document-statistic meta:table-count="0" meta:image-count="0" meta:object-count="0" meta:page-count="8" meta:paragraph-count="335" meta:word-count="1055" meta:character-count="8370" meta:non-whitespace-character-count="7646"/>
  </office:meta>
</office:document-meta>
</file>